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2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ctor addition" table:style-name="ta1">
        <table:shapes>
          <draw:frame draw:z-index="0" draw:style-name="gr1" draw:text-style-name="P1" svg:width="430.3pt" svg:height="255.09pt" svg:x="6.77pt" svg:y="143.63pt">
            <draw:object draw:notify-on-update-of-ranges="'Vector addition'.A3:'Vector addition'.A10 'Vector addition'.B2:'Vector addition'.B2 'Vector addition'.B3:'Vector addition'.B10 'Vector addition'.A3:'Vector addition'.A10 'Vector addition'.C2:'Vector addition'.C2 'Vector addition'.C3:'Vector addition'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CPU vs GPU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_GPU [ms]</text:p>
          </table:table-cell>
          <table:table-cell table:style-name="ce4" office:value-type="string" calcext:value-type="string">
            <text:p>t_CPU [ms]</text:p>
          </table:table-cell>
          <table:table-cell/>
          <table:table-cell office:value-type="string" calcext:value-type="string">
            <text:p>GPU: In- and output mapped</text:p>
          </table:table-cell>
        </table:table-row>
        <table:table-row table:style-name="ro1">
          <table:table-cell table:style-name="ce5" office:value-type="float" office:value="60000000" calcext:value-type="float">
            <text:p>6E+07</text:p>
          </table:table-cell>
          <table:table-cell office:value-type="float" office:value="367.55" calcext:value-type="float">
            <text:p>367.55</text:p>
          </table:table-cell>
          <table:table-cell office:value-type="float" office:value="442.51" calcext:value-type="float">
            <text:p>442.51</text:p>
          </table:table-cell>
          <table:table-cell/>
          <table:table-cell office:value-type="string" calcext:value-type="string">
            <text:p>No local workgroup size defined</text:p>
          </table:table-cell>
        </table:table-row>
        <table:table-row table:style-name="ro1">
          <table:table-cell table:style-name="ce5" office:value-type="float" office:value="50000000" calcext:value-type="float">
            <text:p>5E+07</text:p>
          </table:table-cell>
          <table:table-cell office:value-type="float" office:value="303.97" calcext:value-type="float">
            <text:p>303.97</text:p>
          </table:table-cell>
          <table:table-cell office:value-type="float" office:value="493.57" calcext:value-type="float">
            <text:p>493.57</text:p>
          </table:table-cell>
          <table:table-cell table:number-columns-repeated="2"/>
        </table:table-row>
        <table:table-row table:style-name="ro1">
          <table:table-cell table:style-name="ce5" office:value-type="float" office:value="40000000" calcext:value-type="float">
            <text:p>4E+07</text:p>
          </table:table-cell>
          <table:table-cell office:value-type="float" office:value="242.62" calcext:value-type="float">
            <text:p>242.62</text:p>
          </table:table-cell>
          <table:table-cell office:value-type="float" office:value="428.37" calcext:value-type="float">
            <text:p>428.37</text:p>
          </table:table-cell>
          <table:table-cell table:number-columns-repeated="2"/>
        </table:table-row>
        <table:table-row table:style-name="ro1">
          <table:table-cell table:style-name="ce5" office:value-type="float" office:value="30000000" calcext:value-type="float">
            <text:p>3E+07</text:p>
          </table:table-cell>
          <table:table-cell office:value-type="float" office:value="184.57" calcext:value-type="float">
            <text:p>184.57</text:p>
          </table:table-cell>
          <table:table-cell office:value-type="float" office:value="327.28" calcext:value-type="float">
            <text:p>327.28</text:p>
          </table:table-cell>
          <table:table-cell table:number-columns-repeated="2"/>
        </table:table-row>
        <table:table-row table:style-name="ro1">
          <table:table-cell table:style-name="ce5" office:value-type="float" office:value="20000000" calcext:value-type="float">
            <text:p>2E+07</text:p>
          </table:table-cell>
          <table:table-cell office:value-type="float" office:value="121.97" calcext:value-type="float">
            <text:p>121.97</text:p>
          </table:table-cell>
          <table:table-cell office:value-type="float" office:value="164.28" calcext:value-type="float">
            <text:p>164.28</text:p>
          </table:table-cell>
          <table:table-cell table:number-columns-repeated="2"/>
        </table:table-row>
        <table:table-row table:style-name="ro1">
          <table:table-cell table:style-name="ce5" office:value-type="float" office:value="10000000" calcext:value-type="float">
            <text:p>1E+07</text:p>
          </table:table-cell>
          <table:table-cell office:value-type="float" office:value="62.26" calcext:value-type="float">
            <text:p>62.26</text:p>
          </table:table-cell>
          <table:table-cell office:value-type="float" office:value="108.37" calcext:value-type="float">
            <text:p>108.37</text:p>
          </table:table-cell>
          <table:table-cell table:number-columns-repeated="2"/>
        </table:table-row>
        <table:table-row table:style-name="ro1">
          <table:table-cell table:style-name="ce5" office:value-type="float" office:value="5000000" calcext:value-type="float">
            <text:p>5E+06</text:p>
          </table:table-cell>
          <table:table-cell office:value-type="float" office:value="31.54" calcext:value-type="float">
            <text:p>31.54</text:p>
          </table:table-cell>
          <table:table-cell office:value-type="float" office:value="54.75" calcext:value-type="float">
            <text:p>54.75</text:p>
          </table:table-cell>
          <table:table-cell table:number-columns-repeated="2"/>
        </table:table-row>
        <table:table-row table:style-name="ro1">
          <table:table-cell table:style-name="ce5" office:value-type="float" office:value="2000000" calcext:value-type="float">
            <text:p>2E+06</text:p>
          </table:table-cell>
          <table:table-cell office:value-type="float" office:value="12.66" calcext:value-type="float">
            <text:p>12.66</text:p>
          </table:table-cell>
          <table:table-cell office:value-type="float" office:value="22.16" calcext:value-type="float">
            <text:p>22.16</text:p>
          </table:table-cell>
          <table:table-cell table:number-columns-repeated="2"/>
        </table:table-row>
        <table:table-row table:style-name="ro1" table:number-rows-repeated="22"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Map Buffer vs Copy to Buff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Map</text:p>
          </table:table-cell>
          <table:table-cell/>
          <table:table-cell office:value-type="string" calcext:value-type="string">
            <text:p>N = 1E7</text:p>
          </table:table-cell>
        </table:table-row>
        <table:table-row table:style-name="ro1">
          <table:table-cell office:value-type="string" calcext:value-type="string">
            <text:p>t_write [ms]</text:p>
          </table:table-cell>
          <table:table-cell office:value-type="float" office:value="91.69" calcext:value-type="float">
            <text:p>91.69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kernel [ms]</text:p>
          </table:table-cell>
          <table:table-cell office:value-type="float" office:value="62.22" calcext:value-type="float">
            <text:p>62.22</text:p>
          </table:table-cell>
          <table:table-cell office:value-type="float" office:value="61.88" calcext:value-type="float">
            <text:p>6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read [ms]</text:p>
          </table:table-cell>
          <table:table-cell office:value-type="float" office:value="107.93" calcext:value-type="float">
            <text:p>107.93</text:p>
          </table:table-cell>
          <table:table-cell office:value-type="float" office:value="21.33" calcext:value-type="float">
            <text:p>21.33</text:p>
          </table:table-cell>
          <table:table-cell table:number-columns-repeated="2"/>
        </table:table-row>
      </table:table>
      <table:table table:name="Matrix multiplication" table:style-name="ta1">
        <table:shapes>
          <draw:frame draw:z-index="0" draw:style-name="gr1" draw:text-style-name="P1" svg:width="409.75pt" svg:height="239.44pt" svg:x="10.94pt" svg:y="298.91pt">
            <draw:object draw:notify-on-update-of-ranges="'Matrix multiplication'.A3:'Matrix multiplication'.A6 'Matrix multiplication'.B2:'Matrix multiplication'.B2 'Matrix multiplication'.B3:'Matrix multiplication'.B6 'Matrix multiplication'.A3:'Matrix multiplication'.A6 'Matrix multiplication'.C2:'Matrix multiplication'.C2 'Matrix multiplication'.C3:'Matrix multiplication'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GPU vs CPU (not transposed)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_GPU [ms]</text:p>
          </table:table-cell>
          <table:table-cell table:style-name="ce4" office:value-type="string" calcext:value-type="string">
            <text:p>t_CPU [ms]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8" calcext:value-type="float">
            <text:p>4.58</text:p>
          </table:table-cell>
          <table:table-cell office:value-type="float" office:value="14.1" calcext:value-type="float">
            <text:p>14.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.5" calcext:value-type="float">
            <text:p>42.5</text:p>
          </table:table-cell>
          <table:table-cell office:value-type="float" office:value="148.64" calcext:value-type="float">
            <text:p>148.6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45.17" calcext:value-type="float">
            <text:p>345.17</text:p>
          </table:table-cell>
          <table:table-cell office:value-type="float" office:value="1104.6" calcext:value-type="float">
            <text:p>1104.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64.53" calcext:value-type="float">
            <text:p>2864.53</text:p>
          </table:table-cell>
          <table:table-cell office:value-type="float" office:value="39664.86" calcext:value-type="float">
            <text:p>39664.8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3" table:number-rows-spanned="1">
            <text:p>GPU vs CPU ( transposed)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_GPU [ms]</text:p>
          </table:table-cell>
          <table:table-cell table:style-name="ce4" office:value-type="string" calcext:value-type="string">
            <text:p>t_CPU [ms]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5.58" calcext:value-type="float">
            <text:p>255.58</text:p>
          </table:table-cell>
          <table:table-cell office:value-type="float" office:value="283.17" calcext:value-type="float">
            <text:p>283.1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18.56" calcext:value-type="float">
            <text:p>2018.56</text:p>
          </table:table-cell>
          <table:table-cell office:value-type="float" office:value="2522.37" calcext:value-type="float">
            <text:p>2522.3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fluence of Workgroup siz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N_workgr</text:p>
          </table:table-cell>
          <table:table-cell table:style-name="ce7" office:value-type="string" calcext:value-type="string" table:number-columns-spanned="2" table:number-rows-spanned="1">
            <text:p>t_GPU [ms]</text:p>
          </table:table-cell>
          <table:covered-table-cell table:style-name="ce4"/>
          <table:table-cell/>
          <table:table-cell office:value-type="string" calcext:value-type="string">
            <text:p>not transposed, N =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45.17" calcext:value-type="float">
            <text:p>345.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.57" calcext:value-type="float">
            <text:p>307.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1.47" calcext:value-type="float">
            <text:p>151.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11.84" calcext:value-type="float">
            <text:p>111.8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36.91" calcext:value-type="float">
            <text:p>636.9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Exploiting cache locality is crucial!</text:p>
          </table:table-cell>
          <table:covered-table-cell table:number-columns-repeated="2"/>
          <table:table-cell table:number-columns-repeated="2"/>
        </table:table-row>
      </table:table>
      <table:table table:name="Video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>
            <text:p>Operation (GPU)</text:p>
          </table:table-cell>
          <table:table-cell table:style-name="ce4" office:value-type="string" calcext:value-type="string">
            <text:p>fps</text:p>
          </table:table-cell>
          <table:table-cell table:style-name="ce4"/>
          <table:table-cell table:style-name="ce13" office:value-type="string" calcext:value-type="string" table:number-columns-spanned="3" table:number-rows-spanned="3">
            <text:p>The whole code within the loop except getting the frame from the camera and the writing to the video is measure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othing</text:p>
          </table:table-cell>
          <table:table-cell office:value-type="float" office:value="193.18" calcext:value-type="float">
            <text:p>193.18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3 x Gauß Filter</text:p>
          </table:table-cell>
          <table:table-cell office:value-type="float" office:value="135.85" calcext:value-type="float">
            <text:p>135.85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Schar Edge Detection (short)</text:p>
          </table:table-cell>
          <table:table-cell office:value-type="float" office:value="168.44" calcext:value-type="float">
            <text:p>168.44</text:p>
          </table:table-cell>
          <table:table-cell/>
          <table:table-cell office:value-type="string" calcext:value-type="string">
            <text:p>Measured over 300 fr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r Edge Detection (float)</text:p>
          </table:table-cell>
          <table:table-cell office:value-type="float" office:value="156.69" calcext:value-type="float">
            <text:p>156.69</text:p>
          </table:table-cell>
          <table:table-cell/>
          <table:table-cell office:value-type="string" calcext:value-type="string">
            <text:p>Local Workgroups: 16x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x Gauß Filter + Schar (short)</text:p>
          </table:table-cell>
          <table:table-cell office:value-type="float" office:value="118.77" calcext:value-type="float">
            <text:p>118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x Gauß Filter + Schar (float)</text:p>
          </table:table-cell>
          <table:table-cell office:value-type="float" office:value="113.31" calcext:value-type="float">
            <text:p>113.3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CPU Computation (3x Gauß + Schar)</text:p>
          </table:table-cell>
          <table:table-cell office:value-type="float" office:value="32.98" calcext:value-type="float">
            <text:p>32.98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1" office:value-type="string" calcext:value-type="string">
            <text:p>Overall Speedup</text:p>
          </table:table-cell>
          <table:table-cell table:style-name="ce12" table:formula="of:=[.B6]/[.B9]" office:value-type="float" office:value="3.60127349909036" calcext:value-type="float">
            <text:p>3.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5:02:47.933075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18:59.418257753</meta:creation-date>
    <dc:date>2019-11-22T15:01:44.785409918</dc:date>
    <meta:editing-duration>PT1H26M21S</meta:editing-duration>
    <meta:editing-cycles>21</meta:editing-cycles>
    <meta:generator>LibreOffice/6.1.5.2$Linux_X86_64 LibreOffice_project/10$Build-2</meta:generator>
    <meta:document-statistic meta:table-count="3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minimum="1000000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81cm" svg:height="9cm" xlink:href=".." xlink:type="simple" chart:class="chart:scatter" chart:style-name="ch1">
        <chart:legend chart:legend-position="end" svg:x="12.011cm" svg:y="3.952cm" style:legend-expansion="high" chart:style-name="ch2"/>
        <chart:plot-area chart:style-name="ch3" table:cell-range-address="'Vector addition'.A3:'Vector addition'.C10 'Vector addition'.B2:'Vector addition'.C2" chart:data-source-has-labels="row" svg:x="1.314cm" svg:y="0.18cm" svg:width="10.394cm" svg:height="7.659cm">
          <chartooo:coordinate-region svg:x="2.121cm" svg:y="0.379cm" svg:width="9.083cm" svg:height="6.813cm"/>
          <chart:axis chart:dimension="x" chart:name="primary-x" chart:style-name="ch4">
            <chart:title svg:x="5.356cm" svg:y="8.019cm" chart:style-name="ch5">
              <text:p>Problem size N</text:p>
            </chart:title>
          </chart:axis>
          <chart:axis chart:dimension="y" chart:name="primary-y" chart:style-name="ch6">
            <chart:title svg:x="0.451cm" svg:y="5.006cm" chart:style-name="ch7">
              <text:p>Runtime [ms]</text:p>
            </chart:title>
            <chart:grid chart:style-name="ch8" chart:class="major"/>
          </chart:axis>
          <chart:series chart:style-name="ch9" chart:values-cell-range-address="'Vector addition'.B3:'Vector addition'.B10" chart:label-cell-address="'Vector addition'.B2:'Vector addition'.B2" chart:class="chart:scatter">
            <chart:domain table:cell-range-address="'Vector addition'.A3:'Vector addition'.A10"/>
            <chart:data-point chart:repeated="8"/>
          </chart:series>
          <chart:series chart:style-name="ch10" chart:values-cell-range-address="'Vector addition'.C3:'Vector addition'.C10" chart:label-cell-address="'Vector addition'.C2:'Vector addition'.C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GPU [ms]</text:p>
                <draw:g>
                  <svg:desc>'Vector addition'.B2:'Vector addition'.B2</svg:desc>
                </draw:g>
              </table:table-cell>
              <table:table-cell office:value-type="string">
                <text:p>t_CPU [ms]</text:p>
                <draw:g>
                  <svg:desc>'Vector addition'.C2:'Vector addition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0000">
                <text:p>60000000</text:p>
                <draw:g>
                  <svg:desc>'Vector addition'.A3:'Vector addition'.A10</svg:desc>
                </draw:g>
              </table:table-cell>
              <table:table-cell office:value-type="float" office:value="367.55">
                <text:p>367.55</text:p>
                <draw:g>
                  <svg:desc>'Vector addition'.B3:'Vector addition'.B10</svg:desc>
                </draw:g>
              </table:table-cell>
              <table:table-cell office:value-type="float" office:value="442.51">
                <text:p>442.51</text:p>
                <draw:g>
                  <svg:desc>'Vector addition'.C3:'Vector addition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0">
                <text:p>50000000</text:p>
              </table:table-cell>
              <table:table-cell office:value-type="float" office:value="303.97">
                <text:p>303.97</text:p>
              </table:table-cell>
              <table:table-cell office:value-type="float" office:value="493.57">
                <text:p>493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0">
                <text:p>40000000</text:p>
              </table:table-cell>
              <table:table-cell office:value-type="float" office:value="242.62">
                <text:p>242.62</text:p>
              </table:table-cell>
              <table:table-cell office:value-type="float" office:value="428.37">
                <text:p>428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00">
                <text:p>30000000</text:p>
              </table:table-cell>
              <table:table-cell office:value-type="float" office:value="184.57">
                <text:p>184.57</text:p>
              </table:table-cell>
              <table:table-cell office:value-type="float" office:value="327.28">
                <text:p>327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">
                <text:p>20000000</text:p>
              </table:table-cell>
              <table:table-cell office:value-type="float" office:value="121.97">
                <text:p>121.97</text:p>
              </table:table-cell>
              <table:table-cell office:value-type="float" office:value="164.28">
                <text:p>164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62.26">
                <text:p>62.26</text:p>
              </table:table-cell>
              <table:table-cell office:value-type="float" office:value="108.37">
                <text:p>108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31.54">
                <text:p>31.54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0">
                <text:p>2000000</text:p>
              </table:table-cell>
              <table:table-cell office:value-type="float" office:value="12.66">
                <text:p>12.66</text:p>
              </table:table-cell>
              <table:table-cell office:value-type="float" office:value="22.16">
                <text:p>22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6cm" svg:height="8.448cm" xlink:href=".." xlink:type="simple" chart:class="chart:scatter" chart:style-name="ch1">
        <chart:legend chart:legend-position="end" svg:x="11.286cm" svg:y="3.676cm" style:legend-expansion="high" chart:style-name="ch2"/>
        <chart:plot-area chart:style-name="ch3" table:cell-range-address="'Matrix multiplication'.A3:'Matrix multiplication'.C6 'Matrix multiplication'.B2:'Matrix multiplication'.C2" chart:data-source-has-labels="row" svg:x="0.289cm" svg:y="0.168cm" svg:width="10.708cm" svg:height="8.112cm">
          <chartooo:coordinate-region svg:x="1.281cm" svg:y="0.367cm" svg:width="9.344cm" svg:height="7.2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multiplication'.B3:'Matrix multiplication'.B6" chart:label-cell-address="'Matrix multiplication'.B2:'Matrix multiplication'.B2" chart:class="chart:scatter">
            <chart:domain table:cell-range-address="'Matrix multiplication'.A3:'Matrix multiplication'.A6"/>
            <chart:data-point chart:repeated="4"/>
          </chart:series>
          <chart:series chart:style-name="ch8" chart:values-cell-range-address="'Matrix multiplication'.C3:'Matrix multiplication'.C6" chart:label-cell-address="'Matrix multiplication'.C2:'Matrix multiplication'.C2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GPU [ms]</text:p>
                <draw:g>
                  <svg:desc>'Matrix multiplication'.B2:'Matrix multiplication'.B2</svg:desc>
                </draw:g>
              </table:table-cell>
              <table:table-cell office:value-type="string">
                <text:p>t_CPU [ms]</text:p>
                <draw:g>
                  <svg:desc>'Matrix multiplication'.C2:'Matrix multiplication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'Matrix multiplication'.A3:'Matrix multiplication'.A6</svg:desc>
                </draw:g>
              </table:table-cell>
              <table:table-cell office:value-type="float" office:value="4.58">
                <text:p>4.58</text:p>
                <draw:g>
                  <svg:desc>'Matrix multiplication'.B3:'Matrix multiplication'.B6</svg:desc>
                </draw:g>
              </table:table-cell>
              <table:table-cell office:value-type="float" office:value="14.1">
                <text:p>14.1</text:p>
                <draw:g>
                  <svg:desc>'Matrix multiplication'.C3:'Matrix multiplication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42.5">
                <text:p>42.5</text:p>
              </table:table-cell>
              <table:table-cell office:value-type="float" office:value="148.64">
                <text:p>148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345.17">
                <text:p>345.17</text:p>
              </table:table-cell>
              <table:table-cell office:value-type="float" office:value="1104.6">
                <text:p>110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2864.53">
                <text:p>2864.53</text:p>
              </table:table-cell>
              <table:table-cell office:value-type="float" office:value="39664.86">
                <text:p>39664.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